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zeitung" svg:font-family="zeitung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style:text-underline-style="solid" style:text-underline-width="auto" style:text-underline-color="font-color" fo:font-weight="bold" officeooo:rsid="001db5eb" officeooo:paragraph-rsid="001db5eb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fo:language="en" fo:country="US" style:text-underline-style="none" fo:font-weight="normal" officeooo:rsid="001de135" officeooo:paragraph-rsid="001de13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US" style:text-underline-style="none" fo:font-weight="normal" officeooo:rsid="001fc170" officeooo:paragraph-rsid="001fc170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US" style:text-underline-style="none" fo:font-weight="normal" officeooo:rsid="00227503" officeooo:paragraph-rsid="00227503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US" style:text-underline-style="none" fo:font-weight="normal" officeooo:rsid="0024a174" officeooo:paragraph-rsid="0024a174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en" fo:country="US" style:text-underline-style="none" fo:font-weight="normal" officeooo:rsid="0025d73c" officeooo:paragraph-rsid="0025d73c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language="en" fo:country="US" style:text-underline-style="none" fo:font-weight="normal" officeooo:rsid="0026b3a0" officeooo:paragraph-rsid="0026b3a0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US" style:text-underline-style="none" fo:font-weight="normal" officeooo:rsid="00289816" officeooo:paragraph-rsid="00289816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language="en" fo:country="US" style:text-underline-style="none" fo:font-weight="normal" officeooo:rsid="002959fd" officeooo:paragraph-rsid="002959fd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language="en" fo:country="US" style:text-underline-style="none" fo:font-weight="bold" officeooo:rsid="001de135" officeooo:paragraph-rsid="001de135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fo:language="en" fo:country="US" style:text-underline-style="none" fo:font-weight="bold" officeooo:rsid="002166a7" officeooo:paragraph-rsid="002166a7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8pt" fo:language="en" fo:country="US" style:text-underline-style="solid" style:text-underline-width="auto" style:text-underline-color="font-color" fo:font-weight="bold" officeooo:rsid="001db5eb" officeooo:paragraph-rsid="001db5eb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language="en" fo:country="US" style:text-underline-style="solid" style:text-underline-width="auto" style:text-underline-color="font-color" fo:font-weight="bold" officeooo:rsid="001db5eb" officeooo:paragraph-rsid="002dead0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language="en" fo:country="US" style:text-underline-style="solid" style:text-underline-width="auto" style:text-underline-color="font-color" fo:font-weight="bold" officeooo:rsid="002dead0" officeooo:paragraph-rsid="0032396a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language="en" fo:country="US" style:text-underline-style="none" fo:font-weight="bold" officeooo:rsid="002dead0" officeooo:paragraph-rsid="0032396a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5pt" fo:language="en" fo:country="US" style:text-underline-style="solid" style:text-underline-width="auto" style:text-underline-color="font-color" fo:font-weight="bold" officeooo:rsid="002dead0" officeooo:paragraph-rsid="002dead0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language="en" fo:country="US" style:text-underline-style="none" fo:font-weight="bold" officeooo:rsid="002dead0" officeooo:paragraph-rsid="002dead0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5pt" fo:language="en" fo:country="US" style:text-underline-style="none" fo:font-weight="bold" officeooo:rsid="002e79d0" officeooo:paragraph-rsid="002e79d0" style:font-size-asian="13.1000003814697pt" style:font-weight-asian="bold" style:font-size-complex="15pt" style:font-weight-complex="bold"/>
    </style:style>
    <style:style style:name="P19" style:family="paragraph" style:parent-style-name="Standard">
      <style:text-properties fo:font-size="15pt" fo:language="en" fo:country="US" style:text-underline-style="none" fo:font-weight="bold" officeooo:rsid="0030dec7" officeooo:paragraph-rsid="0030dec7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fo:font-size="15pt" fo:language="en" fo:country="US" style:text-underline-style="none" fo:font-weight="bold" officeooo:rsid="00262937" officeooo:paragraph-rsid="00262937" style:font-size-asian="13.1000003814697pt" style:font-weight-asian="bold" style:font-size-complex="15pt" style:font-weight-complex="bold"/>
    </style:style>
    <style:style style:name="P21" style:family="paragraph" style:parent-style-name="Standard">
      <style:text-properties fo:font-size="15pt" fo:language="en" fo:country="US" style:text-underline-style="none" fo:font-weight="bold" officeooo:rsid="00317f8c" officeooo:paragraph-rsid="00317f8c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font-size="15pt" fo:language="en" fo:country="US" style:text-underline-style="none" fo:font-weight="bold" officeooo:rsid="002dead0" officeooo:paragraph-rsid="0032396a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language="en" fo:country="US" style:text-underline-style="none" fo:font-weight="normal" officeooo:rsid="002dead0" officeooo:paragraph-rsid="002dead0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fo:font-size="15pt" fo:language="en" fo:country="US" style:text-underline-style="none" fo:font-weight="normal" officeooo:rsid="002e79d0" officeooo:paragraph-rsid="002e79d0" style:font-size-asian="13.1000003814697pt" style:font-weight-asian="normal" style:font-size-complex="15pt" style:font-weight-complex="normal"/>
    </style:style>
    <style:style style:name="P25" style:family="paragraph" style:parent-style-name="Standard">
      <style:text-properties fo:font-size="15pt" fo:language="en" fo:country="US" style:text-underline-style="none" fo:font-weight="normal" officeooo:rsid="002e79d0" officeooo:paragraph-rsid="002fd28e" style:font-size-asian="13.1000003814697pt" style:font-weight-asian="normal" style:font-size-complex="15pt" style:font-weight-complex="normal"/>
    </style:style>
    <style:style style:name="P26" style:family="paragraph" style:parent-style-name="Standard">
      <style:text-properties fo:font-size="15pt" fo:language="en" fo:country="US" style:text-underline-style="none" fo:font-weight="normal" officeooo:rsid="0030dec7" officeooo:paragraph-rsid="0030dec7" style:font-size-asian="13.1000003814697pt" style:font-weight-asian="normal" style:font-size-complex="15pt" style:font-weight-complex="normal"/>
    </style:style>
    <style:style style:name="P27" style:family="paragraph" style:parent-style-name="Standard">
      <style:text-properties fo:font-size="15pt" fo:language="en" fo:country="US" style:text-underline-style="none" fo:font-weight="normal" officeooo:rsid="00317f8c" officeooo:paragraph-rsid="00317f8c" style:font-size-asian="13.1000003814697pt" style:font-weight-asian="normal" style:font-size-complex="15pt" style:font-weight-complex="normal"/>
    </style:style>
    <style:style style:name="T1" style:family="text">
      <style:text-properties officeooo:rsid="001de135"/>
    </style:style>
    <style:style style:name="T2" style:family="text">
      <style:text-properties officeooo:rsid="002166a7"/>
    </style:style>
    <style:style style:name="T3" style:family="text">
      <style:text-properties officeooo:rsid="002959fd"/>
    </style:style>
    <style:style style:name="T4" style:family="text">
      <style:text-properties officeooo:rsid="002fd28e"/>
    </style:style>
    <style:style style:name="T5" style:family="text">
      <style:text-properties officeooo:rsid="003070a6"/>
    </style:style>
    <style:style style:name="T6" style:family="text">
      <style:text-properties officeooo:rsid="00317f8c"/>
    </style:style>
    <style:style style:name="T7" style:family="text">
      <style:text-properties officeooo:rsid="0032396a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32396a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7">Name: Panneerselvam N</text:span></text:p>
      <text:p text:style-name="P22"><text:span text:style-name="T7">Role : Research Intern – Inspect</text:span></text:p>
      <text:p text:style-name="P15"><text:span text:style-name="T9">Date : 07/06/2021</text:span><text:span text:style-name="T8"><text:tab/><text:tab/></text:span><text:tab/><text:tab/><text:tab/></text:p>
      <text:p text:style-name="P15"/>
      <text:p text:style-name="P14">Datasets <text:span text:style-name="T6">For Practicing</text:span></text:p>
      <text:p text:style-name="P13"/>
      <text:p text:style-name="P16">Dataset-1:</text:p>
      <text:p text:style-name="P17">General Object Detection – Kaggle</text:p>
      <text:p text:style-name="P23">This dataset has 7 classes , Each classes has around 130 images.</text:p>
      <text:p text:style-name="P23">Claseses : Ac , Books , Hand bag, Laptop , shirt, Soft drink, Tide</text:p>
      <text:p text:style-name="P23">Link : <text:a xlink:type="simple" xlink:href="https://www.kaggle.com/akashs2021/general-object-detection" text:style-name="Internet_20_link" text:visited-style-name="Visited_20_Internet_20_Link">https://www.kaggle.com/akashs2021/general-object-detection</text:a></text:p>
      <text:p text:style-name="P23"/>
      <text:p text:style-name="P23"/>
      <text:p text:style-name="P23">Dataset – 2:</text:p>
      <text:p text:style-name="P18">Six Sided Dice images – Kaggle</text:p>
      <text:p text:style-name="P24">This dataset has varies sides of Dice image count of 718.</text:p>
      <text:p text:style-name="P24">Link : <text:a xlink:type="simple" xlink:href="https://www.kaggle.com/josephnelson/six-sided-dice-images-and-bounding-boxes" text:style-name="Internet_20_link" text:visited-style-name="Visited_20_Internet_20_Link">https://www.kaggle.com/josephnelson/six-sided-dice-images-and-bounding-boxes</text:a></text:p>
      <text:p text:style-name="P24"/>
      <text:p text:style-name="P24"/>
      <text:p text:style-name="P24">Dataset – 3:</text:p>
      <text:p text:style-name="P18">Monkey , Cat , Dog Detection – Kaggle</text:p>
      <text:p text:style-name="P25">This dataset has around <text:span text:style-name="T4">520 images combination of all classes.</text:span></text:p>
      <text:p text:style-name="P25"><text:span text:style-name="T4">Classes : Monkey , Cat , Dog</text:span></text:p>
      <text:p text:style-name="P25"><text:span text:style-name="T4">Link : </text:span><text:a xlink:type="simple" xlink:href="https://www.kaggle.com/tarunbisht11/yolo-animal-detection-small" text:style-name="Internet_20_link" text:visited-style-name="Visited_20_Internet_20_Link"><text:span text:style-name="T4">https://www.kaggle.com/tarunbisht11/yolo-animal-detection-small</text:span></text:a></text:p>
      <text:p text:style-name="P25"/>
      <text:p text:style-name="P25"/>
      <text:p text:style-name="P26">Datasets – 4: </text:p>
      <text:p text:style-name="P19">American Sign Language – Roboflow</text:p>
      <text:p text:style-name="P26">This dataset has around 26 classes and totally <text:span text:style-name="T6">1728 images.</text:span></text:p>
      <text:p text:style-name="P27">Link : <text:a xlink:type="simple" xlink:href="https://public.roboflow.com/object-detection/american-sign-language-letters" text:style-name="Internet_20_link" text:visited-style-name="Visited_20_Internet_20_Link">https://public.roboflow.com/object-detection/american-sign-language-letters</text:a></text:p>
      <text:p text:style-name="P27"/>
      <text:p text:style-name="P27"/>
      <text:p text:style-name="P27">Dataset – 5:</text:p>
      <text:p text:style-name="P21">Fruits Dataset – Roboflow</text:p>
      <text:p text:style-name="P27">This dataset has 6 classes and totally 2910 images.</text:p>
      <text:p text:style-name="P27">Link : https://public.roboflow.com/classification/fruits-dataset</text:p>
      <text:p text:style-name="P27"/>
      <text:p text:style-name="P25"><text:span text:style-name="T4"><text:s/></text:span></text:p>
      <text:p text:style-name="P1"/>
      <text:p text:style-name="P1"><text:soft-page-break/><text:span text:style-name="T1">Datasets </text:span><text:span text:style-name="T7">For Inspection</text:span><text:span text:style-name="T1"> </text:span></text:p>
      <text:p text:style-name="P2"/>
      <text:p text:style-name="P10"><text:span text:style-name="T2">1.</text:span>Transmission Lines and Towers:</text:p>
      <text:p text:style-name="P3">TTPLA aerial image dataset</text:p>
      <text:p text:style-name="P3">Link : <text:a xlink:type="simple" xlink:href="https://github.com/r3ab/ttpla_dataset" text:style-name="Internet_20_link" text:visited-style-name="Visited_20_Internet_20_Link">https://github.com/r3ab/ttpla_dataset</text:a></text:p>
      <text:p text:style-name="P3"/>
      <text:p text:style-name="P6">Mendeley Data :</text:p>
      <text:p text:style-name="P6">Link : <text:a xlink:type="simple" xlink:href="https://data.mendeley.com/datasets/twxp8xccsw/9" text:style-name="Internet_20_link" text:visited-style-name="Visited_20_Internet_20_Link">https://data.mendeley.com/datasets/twxp8xccsw/9</text:a></text:p>
      <text:p text:style-name="P6"/>
      <text:p text:style-name="P8">PLD<text:span text:style-name="T3">U</text:span> datasets : <text:a xlink:type="simple" xlink:href="https://drive.google.com/open?id=1XjoWvHm2I8Y4RV_i9gEd93ZP-KryjJlm" text:style-name="Internet_20_link" text:visited-style-name="Visited_20_Internet_20_Link">https://drive.google.com/open?id=1XjoWvHm2I8Y4RV_i9gEd93ZP-KryjJlm</text:a></text:p>
      <text:p text:style-name="P8"/>
      <text:p text:style-name="P9">PLDM : <text:a xlink:type="simple" xlink:href="https://drive.google.com/open?id=1bKFEuXKHRsy0tnOnoEVW6oRi7hS5oekr" text:style-name="Internet_20_link" text:visited-style-name="Visited_20_Internet_20_Link">https://drive.google.com/open?id=1bKFEuXKHRsy0tnOnoEVW6oRi7hS5oekr</text:a></text:p>
      <text:p text:style-name="P9"/>
      <text:p text:style-name="P8"/>
      <text:p text:style-name="P20"><text:span text:style-name="T5">2</text:span>.Birds Nest Dataset :</text:p>
      <text:p text:style-name="P7">Zenodo – Birds Nest UAV image</text:p>
      <text:p text:style-name="P7">Link : <text:a xlink:type="simple" xlink:href="https://zenodo.org/record/4015912#.YL2kYZozZNh" text:style-name="Internet_20_link" text:visited-style-name="Visited_20_Internet_20_Link">https://zenodo.org/record/4015912#.YL2kYZozZNh</text:a></text:p>
      <text:p text:style-name="P7"/>
      <text:p text:style-name="P3"/>
      <text:p text:style-name="P11"><text:span text:style-name="T5">3</text:span>.Pins and Bolts</text:p>
      <text:p text:style-name="P4">Mechanical Parts dataste – Kaggle</text:p>
      <text:p text:style-name="P4">Link : <text:a xlink:type="simple" xlink:href="https://www.kaggle.com/krishna8338/mechanical-parts-data" text:style-name="Internet_20_link" text:visited-style-name="Visited_20_Internet_20_Link">https://www.kaggle.com/krishna8338/mechanical-parts-data</text:a></text:p>
      <text:p text:style-name="P4"><text:s/></text:p>
      <text:p text:style-name="P5">SAE Mobilus :</text:p>
      <text:p text:style-name="P5">Link : <text:a xlink:type="simple" xlink:href="https://saemobilus.sae.org/content/J493_201302/" text:style-name="Internet_20_link" text:visited-style-name="Visited_20_Internet_20_Link">https://saemobilus.sae.org/content/J493_201302/</text:a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zeitung" svg:font-family="zeitung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09:35:03.140945809</meta:creation-date>
    <dc:date>2021-06-07T22:44:40.254933653</dc:date>
    <meta:editing-duration>PT1H26M20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189" meta:character-count="1702" meta:non-whitespace-character-count="1534"/>
  </office:meta>
</office:document-meta>
</file>